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7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text-align-source="fix" style:repeat-content="false"/>
      <style:paragraph-properties fo:text-align="justify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ce4"/>
        <table:table-column table:style-name="co6" table:default-cell-style-name="ce2"/>
        <table:table-column table:style-name="co5" table:default-cell-style-name="ce2"/>
        <table:table-column table:style-name="co4" table:default-cell-style-name="ce4"/>
        <table:table-column table:style-name="co2" table:default-cell-style-name="ce2"/>
        <table:table-column table:style-name="co4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8" table:default-cell-style-name="ce4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1"/>
          <table:covered-table-cell table:style-name="ce5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1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z3-duality</text:p>
          </table:table-cell>
          <table:covered-table-cell table:style-name="ce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te_synchro.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343.41" calcext:value-type="float">
            <text:p>343.41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3.89" calcext:value-type="float">
            <text:p>3.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112.12" calcext:value-type="float">
            <text:p>112.12</text:p>
          </table:table-cell>
          <table:table-cell office:value-type="string" calcext:value-type="string">
            <text:p>valid</text:p>
          </table:table-cell>
          <table:table-cell office:value-type="float" office:value="452.45" calcext:value-type="float">
            <text:p>452.45</text:p>
          </table:table-cell>
          <table:table-cell office:value-type="string" calcext:value-type="string">
            <text:p>unsat</text:p>
          </table:table-cell>
          <table:table-cell office:value-type="float" office:value="1305.35" calcext:value-type="float">
            <text:p>1305.35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office:value-type="string" calcext:value-type="string">
            <text:p>tte_synchro.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263.83" calcext:value-type="float">
            <text:p>263.83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nvalid</text:p>
          </table:table-cell>
          <table:table-cell office:value-type="float" office:value="51.15" calcext:value-type="float">
            <text:p>51.15</text:p>
          </table:table-cell>
          <table:table-cell office:value-type="string" calcext:value-type="string">
            <text:p>unsat</text:p>
          </table:table-cell>
          <table:table-cell office:value-type="float" office:value="50.41" calcext:value-type="float">
            <text:p>50.41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office:value-type="string" calcext:value-type="string">
            <text:p>tte_synchro.sm_clock_distance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2.83" calcext:value-type="float">
            <text:p>2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225.07" calcext:value-type="float">
            <text:p>225.07</text:p>
          </table:table-cell>
          <table:table-cell office:value-type="string" calcext:value-type="string">
            <text:p>valid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unsat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office:value-type="string" calcext:value-type="string">
            <text:p>tte_synchro.s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nvalid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unsat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office:value-type="string" calcext:value-type="string">
            <text:p>tte_synchro.sm_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461.28" calcext:value-type="float">
            <text:p>461.28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45.83" calcext:value-type="float">
            <text:p>45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59.2" calcext:value-type="float">
            <text:p>59.20</text:p>
          </table:table-cell>
          <table:table-cell office:value-type="string" calcext:value-type="string">
            <text:p>valid</text:p>
          </table:table-cell>
          <table:table-cell office:value-type="float" office:value="325.44" calcext:value-type="float">
            <text:p>325.44</text:p>
          </table:table-cell>
          <table:table-cell office:value-type="string" calcext:value-type="string">
            <text:p>unsat</text:p>
          </table:table-cell>
          <table:table-cell office:value-type="float" office:value="326.63" calcext:value-type="float">
            <text:p>326.63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office:value-type="string" calcext:value-type="string">
            <text:p>tte_synchro.sm_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168.59" calcext:value-type="float">
            <text:p>168.59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invalid</text:p>
          </table:table-cell>
          <table:table-cell office:value-type="float" office:value="91.69" calcext:value-type="float">
            <text:p>91.69</text:p>
          </table:table-cell>
          <table:table-cell office:value-type="string" calcext:value-type="string">
            <text:p>unsat</text:p>
          </table:table-cell>
          <table:table-cell office:value-type="float" office:value="106.99" calcext:value-type="float">
            <text:p>106.99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table:number-columns-repeated="3"/>
          <table:table-cell table:formula="of:=SUM([.D3:.D8])" office:value-type="float" office:value="1240.31" calcext:value-type="float">
            <text:p>1240.31</text:p>
          </table:table-cell>
          <table:table-cell table:number-columns-repeated="2"/>
          <table:table-cell table:formula="of:=SUM([.G3:.G8])" office:value-type="float" office:value="54.55" calcext:value-type="float">
            <text:p>54.55</text:p>
          </table:table-cell>
          <table:table-cell table:number-columns-repeated="2"/>
          <table:table-cell table:formula="of:=SUM([.J3:.J8])" office:value-type="float" office:value="401" calcext:value-type="float">
            <text:p>401.00</text:p>
          </table:table-cell>
          <table:table-cell/>
          <table:table-cell table:style-name="ce4" table:formula="of:=SUM([.L3:.L8])" office:value-type="float" office:value="929.79" calcext:value-type="float">
            <text:p>929.79</text:p>
          </table:table-cell>
          <table:table-cell/>
          <table:table-cell table:style-name="ce4" table:formula="of:=SUM([.N3:.N8])" office:value-type="float" office:value="1792.82" calcext:value-type="float">
            <text:p>1792.82</text:p>
          </table:table-cell>
          <table:table-cell table:number-columns-repeated="2"/>
        </table:table-row>
        <table:table-row table:style-name="ro1" table:number-rows-repeated="104856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0/00/0000</text:date>, <text:time style:data-style-name="N2" text:time-value="15:22:53.352746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22:12:31.171113338</meta:creation-date>
    <dc:date>2015-02-08T10:27:49.341857686</dc:date>
    <meta:editing-duration>PT19H22M35S</meta:editing-duration>
    <meta:editing-cycles>6</meta:editing-cycles>
    <meta:generator>LibreOffice/4.3.3.2$Linux_X86_64 LibreOffice_project/430m0$Build-2</meta:generator>
    <meta:document-statistic meta:table-count="1" meta:cell-count="107" meta:object-count="0"/>
  </office:meta>
</office:document-meta>
</file>